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1. (Maximum element in ArrayList) Write the following method that returns the <text:s text:c="4"/></text:p>
      <text:p text:style-name="P1">maximum value in an ArrayList of integers. The method returns null if the <text:s text:c="5"/></text:p>
      <text:p text:style-name="P1">list is null or the list size is 0. <text:s text:c="43"/></text:p>
      <text:p text:style-name="P2"><text:s/><text:span text:style-name="T1">public static Integer max(ArrayList&lt;Integer&gt; list) <text:s text:c="28"/></text:span></text:p>
      <text:p text:style-name="P2"><text:s/><text:span text:style-name="T1">Write a test program that prompts the user to enter a sequence of numbers <text:s text:c="5"/></text:span></text:p>
      <text:p text:style-name="P2"><text:s/><text:span text:style-name="T1">ending with 0, and invokes this method to return the largest number in the <text:s text:c="4"/></text:span></text:p>
      <text:p text:style-name="P2"><text:s/><text:span text:style-name="T1">input. </text:span></text:p>
      <text:p text:style-name="P3"/>
      <text:p text:style-name="P1">Q2. (Use ArrayList) Write a program that creates an ArrayList and adds a Loan <text:s text:c="3"/></text:p>
      <text:p text:style-name="P1">object, a Date object, a string, and a Circle object to the list, and use a <text:s text:c="3"/></text:p>
      <text:p text:style-name="P2"><text:s/><text:span text:style-name="T1">loop to display all the elements in the list by invoking the object’s toString() method.</text:span></text:p>
      <text:p text:style-name="P3"/>
      <text:p text:style-name="P1">Q3. (Implement MyStack using inheritance) In Listing 11.10, MyStack is implemented </text:p>
      <text:p text:style-name="P1">using composition. Define a new stack class that extends ArrayList. <text:s text:c="11"/></text:p>
      <text:p text:style-name="P2"><text:s/><text:span text:style-name="T1">Write a test program that prompts the user to enter five strings and displays them in <text:s text:c="6"/></text:span></text:p>
      <text:p text:style-name="P2"><text:s/><text:span text:style-name="T1">reverse order. <text:s text:c="3"/></text:span></text:p>
      <text:p text:style-name="P3"/>
      <text:p text:style-name="P1">Q4. (Sort ArrayList) Write the following method that sorts an ArrayList of numbers: <text:s text:c="77"/>*</text:p>
      <text:p text:style-name="P2"><text:s text:c="8"/><text:span text:style-name="T1">public static void sort(ArrayList&lt;Integer&gt; list) <text:s text:c="30"/></text:span></text:p>
      <text:p text:style-name="P2"><text:s/><text:span text:style-name="T1">Write a test program that prompts the user to enter 5 numbers, stores them in <text:s/></text:span></text:p>
      <text:p text:style-name="P2"><text:s/><text:span text:style-name="T1">an array list, and displays them in increasing order. </text:span></text:p>
      <text:p text:style-name="P3"/>
      <text:p text:style-name="P1">Q5. <text:s/>(Remove duplicates) Write a method that removes the duplicate elements from <text:s text:c="3"/></text:p>
      <text:p text:style-name="P2"><text:s/><text:span text:style-name="T1">an array list of integers using the following header: <text:s text:c="25"/></text:span></text:p>
      <text:p text:style-name="P2"><text:s text:c="80"/></text:p>
      <text:p text:style-name="P2"><text:s text:c="9"/><text:span text:style-name="T1">public static void removeDuplicate(ArrayList&lt;Integer&gt; list) <text:s text:c="19"/></text:span></text:p>
      <text:p text:style-name="P2"><text:s text:c="80"/></text:p>
      <text:p text:style-name="P2"><text:s/><text:span text:style-name="T1">Write a test program that prompts the user to enter 10 integers to a list and <text:s/></text:span></text:p>
      <text:p text:style-name="P2"><text:s/><text:span text:style-name="T1">displays the distinct integers separated by exactly one space. <text:s text:c="2"/></text:span></text:p>
      <text:p text:style-name="P3"/>
      <text:p text:style-name="P1">Q6. (Combine two lists) Write a method that returns the union of two array lists <text:s text:c="2"/></text:p>
      <text:p text:style-name="P2"><text:s/><text:span text:style-name="T1">of integers using the following header: <text:s text:c="39"/></text:span></text:p>
      <text:p text:style-name="P2"><text:s text:c="80"/></text:p>
      <text:p text:style-name="P2"><text:s/><text:span text:style-name="T1">public static ArrayList&lt;Integer&gt; union(ArrayList&lt;Integer&gt; list1, ArrayList&lt;Integer&gt; list2) <text:s text:c="27"/></text:span></text:p>
      <text:p text:style-name="P2"><text:s text:c="80"/></text:p>
      <text:p text:style-name="P2"><text:s/><text:span text:style-name="T1">For example, the union of two array lists {2, 3, 1, 5} and {3, 4, 6} is <text:s text:c="7"/></text:span></text:p>
      <text:p text:style-name="P2"><text:s/><text:span text:style-name="T1">{2, 3, 1, 5, 3, 4, 6}. Write a test program that prompts the user to enter two </text:span></text:p>
      <text:p text:style-name="P2"><text:s/><text:span text:style-name="T1">lists, each with five integers, and displays their union. The numbers are <text:s text:c="5"/></text:span></text:p>
      <text:p text:style-name="P5"><text:s/><text:span text:style-name="T1">separated by exactly one space in the output. <text:s text:c="3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40:09.604000000</dc:date>
    <dc:creator>Ankita Khot</dc:creator>
    <meta:editing-duration>PT4S</meta:editing-duration>
    <meta:editing-cycles>1</meta:editing-cycles>
    <meta:document-statistic meta:table-count="0" meta:image-count="0" meta:object-count="0" meta:page-count="1" meta:paragraph-count="34" meta:word-count="329" meta:character-count="2686" meta:non-whitespace-character-count="1647"/>
  </office:meta>
</office:document-meta>
</file>